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  <manifest:file-entry manifest:media-type="image/jpeg" manifest:full-path="Pictures/image3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6.5.0.0 -->
  <office:font-face-decls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Times New Roman" svg:font-family="Times New Roman" style:font-pitch="variable" style:font-family-generic="roman"/>
  </office:font-face-decls>
  <office:automatic-styles>
    <style:style style:name="P1" style:family="paragraph" style:parent-style-name="Normal" style:master-page-name="Standard"/>
    <style:style style:name="T1_1" style:family="text" style:parent-style-name="DefaultParagraphFont">
      <style:text-properties fo:language="en" fo:language-asian="ru" fo:country="US" fo:country-asian="RU"/>
    </style:style>
    <style:style style:name="FR1" style:family="graphic" style:parent-style-name="Normal">
      <style:graphic-properties draw:stroke="none" draw:opacity="100%" style:background-transparency="0%" draw:fill-color="#ffffff" fo:background-color="#ffffff" fo:padding-top="0.127cm" fo:border-top="#000000 0.018cm solid" fo:padding-bottom="0.127cm" fo:border-bottom="#000000 0.018cm solid" fo:padding-left="0.254cm" fo:border-left="#000000 0.018cm solid" fo:padding-right="0.254cm" fo:border-right="#000000 0.018cm solid" style:flow-with-text="false" style:run-through="foreground" fo:wrap-option="wrap" draw:auto-grow-height="false" draw:auto-grow-width="false"/>
    </style:style>
    <style:style style:name="P2" style:family="paragraph" style:parent-style-name="Normal"/>
    <style:style style:name="P3" style:family="paragraph" style:parent-style-name="Normal"/>
    <style:style style:name="T3_1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P4" style:family="paragraph" style:parent-style-name="Normal">
      <style:text-properties fo:language="en" fo:language-asian="ru" fo:country="US" fo:country-asian="RU"/>
    </style:style>
    <style:style style:name="P5" style:family="paragraph" style:parent-style-name="Normal"/>
    <style:style style:name="T5_1" style:family="text" style:parent-style-name="DefaultParagraphFont">
      <style:text-properties fo:language="en" fo:language-asian="ru" fo:country="US" fo:country-asian="RU"/>
    </style:style>
    <style:style style:name="FR2" style:family="graphic" style:parent-style-name="Normal">
      <style:graphic-properties draw:stroke="none" draw:opacity="100%" style:background-transparency="0%" draw:fill-color="#ffffff" fo:background-color="#ffffff" fo:padding-top="0.127cm" fo:border-top="#000000 0.018cm solid" fo:padding-bottom="0.127cm" fo:border-bottom="#000000 0.018cm solid" fo:padding-left="0.254cm" fo:border-left="#000000 0.018cm solid" fo:padding-right="0.254cm" fo:border-right="#000000 0.018cm solid" style:flow-with-text="false" style:run-through="foreground" fo:wrap-option="wrap" draw:auto-grow-height="false" draw:auto-grow-width="false"/>
    </style:style>
    <style:style style:name="P6" style:family="paragraph" style:parent-style-name="Normal"/>
    <style:style style:name="P7" style:family="paragraph" style:parent-style-name="Normal"/>
    <style:style style:name="T7_1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P8" style:family="paragraph" style:parent-style-name="Normal">
      <style:text-properties fo:language="en" fo:language-asian="ru" fo:country="US" fo:country-asian="RU"/>
    </style:style>
    <style:style style:name="P9" style:family="paragraph" style:parent-style-name="Normal"/>
    <style:style style:name="T9_1" style:family="text" style:parent-style-name="DefaultParagraphFont">
      <style:text-properties fo:language="en" fo:language-asian="ru" fo:country="US" fo:country-asian="RU"/>
    </style:style>
    <style:style style:name="FR3" style:family="graphic" style:parent-style-name="Normal">
      <style:graphic-properties draw:stroke="none" draw:opacity="100%" style:background-transparency="0%" draw:fill-color="#ffffff" fo:background-color="#ffffff" fo:padding-top="0.127cm" fo:border-top="#000000 0.018cm solid" fo:padding-bottom="0.127cm" fo:border-bottom="#000000 0.018cm solid" fo:padding-left="0.254cm" fo:border-left="#000000 0.018cm solid" fo:padding-right="0.254cm" fo:border-right="#000000 0.018cm solid" style:flow-with-text="false" style:run-through="foreground" fo:wrap-option="wrap" draw:auto-grow-height="false" draw:auto-grow-width="false"/>
    </style:style>
    <style:style style:name="P10" style:family="paragraph" style:parent-style-name="Normal"/>
    <style:style style:name="P11" style:family="paragraph" style:parent-style-name="Normal"/>
    <style:style style:name="T11_1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P12" style:family="paragraph" style:parent-style-name="Normal">
      <style:text-properties fo:language="en" fo:language-asian="ru" fo:country="US" fo:country-asian="RU"/>
    </style:style>
    <style:style style:name="P13" style:family="paragraph" style:parent-style-name="Normal"/>
  </office:automatic-styles>
  <office:body>
    <office:text>
      <text:p text:style-name="P1"><text:span text:style-name="T1_1"><text:s/></text:span><draw:frame svg:x="0cm" svg:y="0cm" svg:width="4.022cm" svg:height="3.731cm" draw:style-name="FR1" text:anchor-type="as-char" draw:z-index="0"><draw:image xlink:href="Pictures/image1.jpeg" xlink:type="simple" xlink:show="embed" xlink:actuate="onLoad"/><text:p text:style-name="P2"/></draw:frame></text:p>
      <text:p text:style-name="P3"><text:span text:style-name="T3_1">Usman<text:s/>Aziz</text:span></text:p>
      <text:p text:style-name="P4"/>
      <text:p text:style-name="P5"><text:span text:style-name="T5_1"><text:s/></text:span><draw:frame svg:x="0cm" svg:y="0cm" svg:width="4.022cm" svg:height="3.731cm" draw:style-name="FR2" text:anchor-type="as-char" draw:z-index="0"><draw:image xlink:href="Pictures/image2.jpeg" xlink:type="simple" xlink:show="embed" xlink:actuate="onLoad"/><text:p text:style-name="P6"/></draw:frame></text:p>
      <text:p text:style-name="P7"><text:span text:style-name="T7_1">Atir<text:s/>Tahir</text:span></text:p>
      <text:p text:style-name="P8"/>
      <text:p text:style-name="P9"><text:span text:style-name="T9_1"><text:s/></text:span><draw:frame svg:x="0cm" svg:y="0cm" svg:width="4.022cm" svg:height="3.731cm" draw:style-name="FR3" text:anchor-type="as-char" draw:z-index="0"><draw:image xlink:href="Pictures/image3.jpeg" xlink:type="simple" xlink:show="embed" xlink:actuate="onLoad"/><text:p text:style-name="P10"/></draw:frame></text:p>
      <text:p text:style-name="P11"><text:span text:style-name="T11_1">Dawood<text:s/>Khan</text:span></text:p>
      <text:p text:style-name="P12"/>
      <text:p text:style-name="P1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Times New Roman" svg:font-family="Times New Roman" style:font-pitch="variable" style:font-family-generic="roman"/>
  </office:font-face-decls>
  <office:styles>
    <style:default-style style:family="paragraph">
      <style:paragraph-properties style:text-autospace="ideograph-alpha" fo:text-align="left" fo:break-before="auto" fo:line-height="107%" fo:orphans="2" fo:widows="2" style:writing-mode="lr-tb" text:number-lines="true" style:snap-to-layout-grid="true" style:tab-stop-distance="1.249cm"/>
      <style:text-properties fo:letter-spacing="0cm" style:text-scale="100%" style:use-window-font-color="true" style:text-position="0% 100%" fo:font-style="normal" style:font-style-asian="normal" style:font-style-complex="normal" style:font-name="Calibri" fo:font-size="11pt" style:font-name-asian="Calibri" style:font-size-asian="11pt" style:font-name-complex="Arial" style:font-size-complex="11pt" fo:language="ru" fo:language-asian="en" fo:language-complex="ar" fo:country="RU" fo:country-asian="US" fo:country-complex="SA" fo:font-weight="normal" style:font-weight-asian="normal" style:font-weight-complex="normal" fo:hyphenate="tru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ideograph-alpha" fo:text-align="left" fo:break-before="auto" fo:line-height="107%" fo:margin-bottom="0.282cm" fo:orphans="2" fo:widows="2" style:writing-mode="lr-tb" text:number-lines="true" style:snap-to-layout-grid="true" fo:hyphenation-ladder-count="no-limit"/>
      <style:text-properties fo:letter-spacing="0cm" style:text-scale="100%" style:text-position="0% 100%" fo:font-style="normal" style:font-style-asian="normal" style:font-style-complex="normal" fo:font-size="11pt" style:font-size-asian="11pt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DefaultParagraph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style:writing-mode="lr-tb" fo:padding-top="0cm" fo:margin-top="2cm" fo:padding-bottom="0cm" fo:margin-bottom="2cm" fo:padding-left="0cm" fo:margin-left="3cm" fo:padding-right="0cm" fo:margin-right="1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6.5.0.0</meta:generator>
    <dc:title/>
    <meta:initial-creator>Иван</meta:initial-creator>
    <meta:creation-date>2015-12-14T06:58:00</meta:creation-date>
    <dc:creator>USMAN</dc:creator>
    <dc:date>2015-12-14T06:58:00</dc:date>
    <meta:editing-cycles>2</meta:editing-cycles>
    <meta:editing-duration>PT1M</meta:editing-duration>
    <meta:document-statistic meta:page-count="1" meta:paragraph-count="1" meta:row-count="1" meta:word-count="9" meta:character-count="62" meta:non-whitespace-character-count="54"/>
  </office:meta>
</office:document-meta>
</file>